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9c0d" officeooo:paragraph-rsid="00019c0d"/>
    </style:style>
    <style:style style:name="P2" style:family="paragraph" style:parent-style-name="Standard" style:list-style-name="L1">
      <style:text-properties officeooo:paragraph-rsid="000c3217"/>
    </style:style>
    <style:style style:name="P3" style:family="paragraph" style:parent-style-name="Standard" style:list-style-name="L1">
      <style:text-properties officeooo:rsid="00019c0d" officeooo:paragraph-rsid="00019c0d"/>
    </style:style>
    <style:style style:name="P4" style:family="paragraph" style:parent-style-name="Standard" style:list-style-name="L1">
      <style:text-properties officeooo:rsid="00019c0d" officeooo:paragraph-rsid="00085488"/>
    </style:style>
    <style:style style:name="P5" style:family="paragraph" style:parent-style-name="Standard" style:list-style-name="L1">
      <style:text-properties fo:font-weight="bold" officeooo:rsid="00019c0d" officeooo:paragraph-rsid="00019c0d" style:font-weight-asian="bold" style:font-weight-complex="bold"/>
    </style:style>
    <style:style style:name="P6" style:family="paragraph" style:parent-style-name="Standard" style:list-style-name="L1">
      <style:text-properties fo:font-weight="bold" officeooo:rsid="00085488" officeooo:paragraph-rsid="00085488" style:font-weight-asian="bold" style:font-weight-complex="bold"/>
    </style:style>
    <style:style style:name="P7" style:family="paragraph" style:parent-style-name="Standard" style:list-style-name="L1">
      <style:text-properties fo:font-weight="normal" officeooo:rsid="00085488" officeooo:paragraph-rsid="00085488" style:font-weight-asian="normal" style:font-weight-complex="normal"/>
    </style:style>
    <style:style style:name="P8" style:family="paragraph" style:parent-style-name="Standard" style:list-style-name="L1">
      <style:text-properties fo:font-weight="normal" officeooo:rsid="000a43fd" officeooo:paragraph-rsid="000a43fd" style:font-weight-asian="normal" style:font-weight-complex="normal"/>
    </style:style>
    <style:style style:name="P9" style:family="paragraph" style:parent-style-name="Standard" style:list-style-name="L1">
      <style:text-properties fo:font-weight="normal" officeooo:rsid="00024351" officeooo:paragraph-rsid="000a6954" style:font-weight-asian="normal" style:font-weight-complex="normal"/>
    </style:style>
    <style:style style:name="P10" style:family="paragraph" style:parent-style-name="Standard" style:list-style-name="L1">
      <style:text-properties officeooo:rsid="00085488" officeooo:paragraph-rsid="00085488"/>
    </style:style>
    <style:style style:name="P11" style:family="paragraph" style:parent-style-name="Standard" style:list-style-name="L1">
      <style:text-properties officeooo:rsid="00031a13" officeooo:paragraph-rsid="00031a13"/>
    </style:style>
    <style:style style:name="P12" style:family="paragraph" style:parent-style-name="Standard" style:list-style-name="L1">
      <style:text-properties officeooo:rsid="0004db08" officeooo:paragraph-rsid="0004db08"/>
    </style:style>
    <style:style style:name="P13" style:family="paragraph" style:parent-style-name="Standard" style:list-style-name="L1">
      <style:text-properties officeooo:rsid="0048ece6" officeooo:paragraph-rsid="000c3217"/>
    </style:style>
    <style:style style:name="P14" style:family="paragraph" style:parent-style-name="Standard" style:list-style-name="L1">
      <style:text-properties officeooo:rsid="0048ece6" officeooo:paragraph-rsid="001b2e9c"/>
    </style:style>
    <style:style style:name="P15" style:family="paragraph" style:parent-style-name="Standard">
      <style:text-properties officeooo:paragraph-rsid="000c3217"/>
    </style:style>
    <style:style style:name="P16" style:family="paragraph" style:parent-style-name="Standard">
      <style:text-properties officeooo:rsid="002ba095" officeooo:paragraph-rsid="002ba095"/>
    </style:style>
    <style:style style:name="T1" style:family="text">
      <style:text-properties officeooo:rsid="0002b3fa"/>
    </style:style>
    <style:style style:name="T2" style:family="text">
      <style:text-properties officeooo:rsid="0004db08"/>
    </style:style>
    <style:style style:name="T3" style:family="text">
      <style:text-properties officeooo:rsid="0006a44d"/>
    </style:style>
    <style:style style:name="T4" style:family="text">
      <style:text-properties fo:font-weight="bold" style:font-weight-asian="bold" style:font-weight-complex="bold"/>
    </style:style>
    <style:style style:name="T5" style:family="text">
      <style:text-properties fo:font-weight="bold" officeooo:rsid="00019c0d" style:font-weight-asian="bold" style:font-weight-complex="bold"/>
    </style:style>
    <style:style style:name="T6" style:family="text">
      <style:text-properties fo:font-weight="bold" officeooo:rsid="000e2a86"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759c1" style:font-weight-asian="normal" style:font-weight-complex="normal"/>
    </style:style>
    <style:style style:name="T9" style:family="text">
      <style:text-properties officeooo:rsid="00490cfd"/>
    </style:style>
    <style:style style:name="T10" style:family="text">
      <style:text-properties officeooo:rsid="0048ece6"/>
    </style:style>
    <style:style style:name="T11" style:family="text">
      <style:text-properties officeooo:rsid="000e2a86"/>
    </style:style>
    <style:style style:name="T12" style:family="text">
      <style:text-properties officeooo:rsid="00113a90"/>
    </style:style>
    <style:style style:name="T13" style:family="text">
      <style:text-properties officeooo:rsid="0019755c"/>
    </style:style>
    <style:style style:name="T14" style:family="text">
      <style:text-properties officeooo:rsid="0019fd20"/>
    </style:style>
    <style:style style:name="T15" style:family="text">
      <style:text-properties officeooo:rsid="001b2e9c"/>
    </style:style>
    <style:style style:name="T16" style:family="text">
      <style:text-properties officeooo:rsid="00019c0d"/>
    </style:style>
    <style:style style:name="T17" style:family="text">
      <style:text-properties officeooo:rsid="001c264b"/>
    </style:style>
    <style:style style:name="T18" style:family="text">
      <style:text-properties officeooo:rsid="001fa439"/>
    </style:style>
    <style:style style:name="T19" style:family="text">
      <style:text-properties officeooo:rsid="00211943"/>
    </style:style>
    <style:style style:name="T20" style:family="text">
      <style:text-properties officeooo:rsid="0022f1ad"/>
    </style:style>
    <style:style style:name="T21" style:family="text">
      <style:text-properties officeooo:rsid="0024fab3"/>
    </style:style>
    <style:style style:name="T22" style:family="text">
      <style:text-properties officeooo:rsid="002ba09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es para la aplicación: </text:p>
      <text:p text:style-name="P1"/>
      <text:list xml:id="list2850334880" text:style-name="L1">
        <text:list-item>
          <text:p text:style-name="P3"><text:span text:style-name="T4">Autoestima</text:span>:</text:p>
          <text:list>
            <text:list-item>
              <text:p text:style-name="P5">Módulo informacional: </text:p>
            </text:list-item>
            <text:list-item>
              <text:p text:style-name="P6">Afirmar el valor propio: <text:span text:style-name="T11">Agregar algo al perfil para </text:span><text:span text:style-name="T12">que recuerde lo que apuntó </text:span><text:span text:style-name="T20">o página principal del módulo</text:span><text:line-break/><text:span text:style-name="T7">Para reafirmar el valor de uno:</text:span></text:p>
              <text:list>
                <text:list-item>
                  <text:p text:style-name="P7">Escribir una situación que se esté pasando: </text:p>
                  <text:list>
                    <text:list-item>
                      <text:p text:style-name="P7">Lista de cualidades en esa situación, ¿qué cualidades tiene la persona para afrontar esa situación?</text:p>
                    </text:list-item>
                    <text:list-item>
                      <text:p text:style-name="P7">Tomar una cualidad y escribir por qué es valiosa</text:p>
                    </text:list-item>
                  </text:list>
                </text:list-item>
                <text:list-item>
                  <text:p text:style-name="P8">Listar los valores y principios de uno y compararlos con las acciones que se realizan en la vida diaria. </text:p>
                </text:list-item>
              </text:list>
            </text:list-item>
            <text:list-item>
              <text:p text:style-name="P4"><text:span text:style-name="T4">Parar malos pensamientos</text:span>: <text:s/><text:span text:style-name="T11">bien</text:span></text:p>
              <text:list>
                <text:list-item>
                  <text:p text:style-name="P10">Escribir todos los malos pensamientos que se tienen</text:p>
                </text:list-item>
                <text:list-item>
                  <text:p text:style-name="P10">Establecer un temporizador de forma que la persona se concentre en esos malos pensamientos durante ese tiempo</text:p>
                </text:list-item>
                <text:list-item>
                  <text:p text:style-name="P10">Cuando el temporizador termine, sonar una alarma y que la persona realice alguna actividad que lo saque de esos pensamientos tales como: gritar, saltar, aplaudir.</text:p>
                </text:list-item>
                <text:list-item>
                  <text:p text:style-name="P10">El objetivo sería que al practicar esto, los pensamientos se vayan cuando un lo desee. </text:p>
                </text:list-item>
              </text:list>
            </text:list-item>
            <text:list-item>
              <text:p text:style-name="P5">Diálogo Interno Positivo: </text:p>
              <text:list>
                <text:list-item>
                  <text:p text:style-name="P9">En el módulo se debería informar que los fallos y éxitos se deben aceptar, es normal fallar. <text:tab/></text:p>
                </text:list-item>
                <text:list-item>
                  <text:p text:style-name="P11">Afirmaciones positivas solo funcionan con gente con autoestima ya un poco alta, por lo que hay que hacerlas más creíbles, cambiando por ejemplo: “Voy a ser un gran éxito” por “Voy a perseverar hasta que lo logre”</text:p>
                </text:list-item>
                <text:list-item>
                  <text:p text:style-name="P12">Cambiar las autocríticas destructivas por auto compasión, <text:span text:style-name="T3">preguntarse ¿ qué le diría a un amigo que pasa por esa situación? En vez de dirigir los comentarios a uno mismo, pues se puede ser más crítico con uno mismo. <text:line-break/></text:span><text:span text:style-name="T6">ATERRIZAR</text:span></text:p>
                </text:list-item>
              </text:list>
            </text:list-item>
            <text:list-item>
              <text:p text:style-name="P5">Mood Tracker:</text:p>
              <text:list>
                <text:list-item>
                  <text:p text:style-name="P3">Escribir reacciones y respuestas a miedos</text:p>
                </text:list-item>
                <text:list-item>
                  <text:p text:style-name="P3">Funcionaría también como una especie de diario ? </text:p>
                </text:list-item>
                <text:list-item>
                  <text:p text:style-name="P3"><text:s/><text:span text:style-name="T2">Identificar competencias y áreas en las que uno se siente bien y con logros. </text:span></text:p>
                </text:list-item>
              </text:list>
            </text:list-item>
            <text:list-item>
              <text:p text:style-name="P3"><text:span text:style-name="T4">Ensayos Mentales: <text:line-break/></text:span><text:span text:style-name="T8">Las prácticas mentales también juegan un papel importante para el desarrollo de una tarea, mostrando que hay mejores resultados si se realiza un ensayo mental. Este módulo se encargaría de que el usuario escriba una situación que le cause estrés o preocupación. Que escriba todo lo que planea hacer y las consecuencias que podría traer. </text:span><text:line-break/><text:line-break/></text:p>
            </text:list-item>
          </text:list>
        </text:list-item>
        <text:list-item>
          <text:p text:style-name="P3"><text:span text:style-name="T4">Inteligencia Emocional</text:span>: </text:p>
          <text:list>
            <text:list-item>
              <text:p text:style-name="P3"/>
            </text:list-item>
          </text:list>
        </text:list-item>
        <text:list-item>
          <text:p text:style-name="P13">- Automanejo: Controlar los impulsos y comporatmientos, manejar emociones en formas sanas, tomar iniciativa, seguir con compromisos y adaptarse a las circunstancias.<text:line-break/>- <text:span text:style-name="T13">Mapa Emocional</text:span></text:p>
          <text:p text:style-name="P13">- <text:span text:style-name="T14">Self Evaluation</text:span></text:p>
        </text:list-item>
        <text:list-item>
          <text:p text:style-name="P13">- <text:span text:style-name="T9">Autoconsciencia: Reconocer las propias emociones, cómo afectan los pensamientos y comportamientos. Saber las fortalezas y debilidades y tener autoconfianza.<text:line-break/></text:span><text:soft-page-break/><text:span text:style-name="T15">Mindfulness: </text:span><text:span text:style-name="T18">Imágenes (triggers). </text:span><text:span text:style-name="T19">¿Qué te dice, qué te inspira, qué te transmite? <text:line-break/></text:span><text:span text:style-name="T20">Formar un manifiesto: Recordarlo todos los días. <text:line-break/></text:span><text:span text:style-name="T21">Investigar más de mindfulness. </text:span></text:p>
        </text:list-item>
        <text:list-item>
          <text:p text:style-name="P14">- <text:span text:style-name="T9">Consciencia Social: Tener empatía. Entender emociones, necesidades, preocupaciones, tomar pistas emocionales, sentirse cómodo socialmente, reconocer las dinámicas en un grupo u organización.<text:line-break/></text:span><text:span text:style-name="T5">Empatía:</text:span><text:span text:style-name="T16"> </text:span><text:span text:style-name="T1">Tipo de test para reconocer emociones (ya sea expresiones faciales o situaciones) y explicaciones. <text:line-break/></text:span><text:span text:style-name="T15">Cuentos o fábulas y análisis. <text:line-break/></text:span><text:span text:style-name="T22">Investigar test sobre empatía o utilizar brújula de emociones. </text:span></text:p>
        </text:list-item>
        <text:list-item>
          <text:p text:style-name="P2"><text:span text:style-name="T10">- </text:span><text:span text:style-name="T9">Manejo de Relaciones: <text:line-break/></text:span><text:span text:style-name="T17">Nonverbal Communication<text:line-break/>Humor</text:span></text:p>
        </text:list-item>
      </text:list>
      <text:p text:style-name="P15"/>
      <text:p text:style-name="P15"/>
      <text:p text:style-name="P16">Para muestras: Luis Pedro Falla, comunicar a Tomás para test masivo.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5.2$Linux_X86_64 LibreOffice_project/40$Build-2</meta:generator>
    <dc:date>2020-08-03T13:33:03.423372797</dc:date>
    <meta:editing-duration>PT8H29M8S</meta:editing-duration>
    <meta:editing-cycles>11</meta:editing-cycles>
    <meta:document-statistic meta:table-count="0" meta:image-count="0" meta:object-count="0" meta:page-count="2" meta:paragraph-count="30" meta:word-count="505" meta:character-count="3132" meta:non-whitespace-character-count="2658"/>
  </office:meta>
</office:document-meta>
</file>